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pyrocms.com/" text:style-name="Internet_20_link" text:visited-style-name="Visited_20_Internet_20_Link">https://pyrocms.com/</text:a></text:p>
      <text:p text:style-name="Standard"/>
      <text:h text:style-name="Heading_20_1" text:outline-level="1">Installation</text:h>
      <text:h text:style-name="Heading_20_2" text:outline-level="2"><text:bookmark text:name="server-requirements"/>Server Requirements</text:h>
      <text:p text:style-name="Text_20_body">PyroCMS has a few system requirements:</text:p>
      <text:list xml:id="list2323201242" text:style-name="L1">
        <text:list-item>
          <text:p text:style-name="P3">PHP &gt;= 7.3 </text:p>
        </text:list-item>
        <text:list-item>
          <text:p text:style-name="P3">XML PHP Extension </text:p>
        </text:list-item>
        <text:list-item>
          <text:p text:style-name="P3">PDO PHP Extension </text:p>
        </text:list-item>
        <text:list-item>
          <text:p text:style-name="P3">cURL PHP Extension </text:p>
        </text:list-item>
        <text:list-item>
          <text:p text:style-name="P3">JSON PHP Extension </text:p>
        </text:list-item>
        <text:list-item>
          <text:p text:style-name="P3">Ctype PHP Extension </text:p>
        </text:list-item>
        <text:list-item>
          <text:p text:style-name="P3">BCMath PHP Extension </text:p>
        </text:list-item>
        <text:list-item>
          <text:p text:style-name="P3">SQLite PHP Extension </text:p>
        </text:list-item>
        <text:list-item>
          <text:p text:style-name="P3">OpenSSL PHP Extension </text:p>
        </text:list-item>
        <text:list-item>
          <text:p text:style-name="P3">Mbstring PHP Extension </text:p>
        </text:list-item>
        <text:list-item>
          <text:p text:style-name="P3">Fileinfo PHP Extension </text:p>
        </text:list-item>
        <text:list-item>
          <text:p text:style-name="P3">Tokenizer PHP Extension </text:p>
        </text:list-item>
        <text:list-item>
          <text:p text:style-name="P2">GD Library (&gt;=2.0) <text:span text:style-name="Strong_20_Emphasis">OR</text:span> Imagick PHP extension (&gt;=6.5.7) </text:p>
        </text:list-item>
      </text:list>
      <text:h text:style-name="Heading_20_3" text:outline-level="3"><text:bookmark text:name="host-configuration"/>Host Configuration</text:h>
      <text:p text:style-name="Text_20_body">When you setup your web host be sure to point the web root to Pyro's <text:span text:style-name="Source_20_Text">public</text:span> directory. Just as you would a normal Laravel installation.</text:p>
      <text:h text:style-name="Heading_20_4" text:outline-level="4"><text:bookmark text:name="alternate-directories"/>Alternate Directories</text:h>
      <text:p text:style-name="Text_20_body">In some environments like cPanel or Virtualmin it may be difficult to use the <text:span text:style-name="Source_20_Text">public</text:span> directory as the web root. In these cases we suggest symlinking the <text:span text:style-name="Source_20_Text">public</text:span> directory to <text:span text:style-name="Source_20_Text">public_html</text:span>:</text:p>
      <text:p text:style-name="P1"><text:bookmark text:name="code-1"/><text:span text:style-name="Source_20_Text">ln -s public public_html</text:span></text:p>
      <text:p text:style-name="Text_20_body">You may also simply rename the <text:span text:style-name="Source_20_Text">public</text:span> directory to <text:span text:style-name="Source_20_Text">public_html</text:span>. Path hints will automatically use the correct path. </text:p>
      <text:h text:style-name="Heading_20_3" text:outline-level="3"><text:bookmark text:name="directory-permissions"/>Directory Permissions</text:h>
      <text:p text:style-name="Text_20_body">After installing, you may need to configure some permissions in order to proceed. Directories within the <text:span text:style-name="Source_20_Text">storage</text:span>, <text:span text:style-name="Source_20_Text">public/app</text:span>, and the <text:span text:style-name="Source_20_Text">bootstrap/cache</text:span> directories should be writable by your web server. If you are using the <text:a xlink:type="simple" xlink:href="http://laravel.com/docs/homestead" text:style-name="Internet_20_link" text:visited-style-name="Visited_20_Internet_20_Link">Homestead</text:a> virtual machine, these permissions should already be set.</text:p>
      <text:h text:style-name="Heading_20_2" text:outline-level="2"><text:bookmark text:name="downloading-pyrocms"/>Downloading PyroCMS</text:h>
      <text:p text:style-name="Text_20_body">PyroCMS utilizes <text:a xlink:type="simple" xlink:href="https://getcomposer.org/" text:style-name="Internet_20_link" text:visited-style-name="Visited_20_Internet_20_Link">Composer</text:a> to manage its dependencies. So, before using PyroCMS, make sure you have Composer installed on your machine.</text:p>
      <text:p text:style-name="Quotations"><text:soft-page-break/>Do not create an <text:span text:style-name="Source_20_Text">.env</text:span> file just yet - Pyro's installer will generate one for you.</text:p>
      <text:h text:style-name="Heading_20_3" text:outline-level="3"><text:bookmark text:name="via-composer"/>Via Composer</text:h>
      <text:p text:style-name="Text_20_body">You may download PyroCMS by issuing the Composer <text:span text:style-name="Source_20_Text">create-project</text:span> command in your terminal:</text:p>
      <text:p text:style-name="P1"><text:span text:style-name="Source_20_Text">composer create-project pyrocms/pyrocms</text:span></text:p>
      <text:p text:style-name="Text_20_body">If you are using a Windows environment, you might run into issues with the length of paths when unzipping packages. To avoid this issue, use the <text:span text:style-name="Source_20_Text">--prefer-source</text:span> flag.</text:p>
      <text:h text:style-name="Heading_20_4" text:outline-level="4"><text:bookmark text:name="specifying-specific-versions"/>Specifying Specific Versions</text:h>
      <text:p text:style-name="Text_20_body">You can specify a specific version by using the branch and also include VCS sources with the <text:span text:style-name="Source_20_Text">--prefer-source</text:span> option.</text:p>
      <text:p text:style-name="P1"><text:span text:style-name="Source_20_Text">composer create-project pyrocms/pyrocms:3.5</text:span></text:p>
      <text:h text:style-name="Heading_20_4" text:outline-level="4"><text:bookmark text:name="development-branches"/>Development Branches</text:h>
      <text:p text:style-name="Text_20_body">Similarly, you can specify a development branch like so:</text:p>
      <text:p text:style-name="P1"><text:span text:style-name="Source_20_Text">composer create-project pyrocms/pyrocms:3.7.x-dev</text:span></text:p>
      <text:h text:style-name="Heading_20_2" text:outline-level="2"><text:bookmark text:name="installing-pyrocms"/>Installing PyroCMS</text:h>
      <text:h text:style-name="Heading_20_3" text:outline-level="3"><text:bookmark text:name="running-the-installation-wizard"/>Running the Installation Wizard</text:h>
      <text:p text:style-name="Text_20_body">After downloading PyroCMS and it's dependencies, you will need to install the software in order to get started. By this time you should be able to visit your site's URL which will redirect you to the installer: <text:span text:style-name="Source_20_Text">http://example.com/installer</text:span></text:p>
      <text:h text:style-name="Heading_20_3" text:outline-level="3"><text:bookmark text:name="using-the-cli-installer"/>Using the CLI Installer</text:h>
      <text:p text:style-name="Text_20_body">PyroCMS comes with a CLI installer you can use with the following command:</text:p>
      <text:p text:style-name="P1"><text:span text:style-name="Source_20_Text">php artisan install</text:span></text:p>
      <text:p text:style-name="Text_20_body">You will be prompted for details in order to proceed with the installation process.</text:p>
      <text:p text:style-name="Quotations">You may need to run <text:span text:style-name="Source_20_Text">ulimit -n 1024</text:span> before installing via CLI to temporarily increase your max open files limit.</text:p>
      <text:h text:style-name="Heading_20_4" text:outline-level="4"><text:bookmark text:name="automating-the-cli-installer"/>Automating the CLI Installer</text:h>
      <text:p text:style-name="Text_20_body">You can automate the installer by creating your own .env file with something like this:</text:p>
      <text:p text:style-name="Preformatted_20_Text"><text:span text:style-name="Source_20_Text">INSTALLED=false</text:span></text:p>
      <text:p text:style-name="Preformatted_20_Text"><text:span text:style-name="Source_20_Text">APP_ENV=local</text:span></text:p>
      <text:p text:style-name="Preformatted_20_Text"><text:span text:style-name="Source_20_Text">APP_DEBUG=true</text:span></text:p>
      <text:p text:style-name="Preformatted_20_Text"><text:span text:style-name="Source_20_Text">APP_KEY=zfesbnTkXvooWVcsKMw2r4SmPVNGbFoS</text:span></text:p>
      <text:p text:style-name="Preformatted_20_Text"><text:span text:style-name="Source_20_Text">DB_CONNECTION=mysql</text:span></text:p>
      <text:p text:style-name="Preformatted_20_Text"><text:span text:style-name="Source_20_Text">DB_HOST=localhost</text:span></text:p>
      <text:p text:style-name="Preformatted_20_Text"><text:span text:style-name="Source_20_Text">DB_DATABASE=workbench</text:span></text:p>
      <text:p text:style-name="Preformatted_20_Text"><text:soft-page-break/><text:span text:style-name="Source_20_Text">DB_USERNAME=root</text:span></text:p>
      <text:p text:style-name="Preformatted_20_Text"><text:span text:style-name="Source_20_Text">DB_PASSWORD=root</text:span></text:p>
      <text:p text:style-name="Preformatted_20_Text"><text:span text:style-name="Source_20_Text">APPLICATION_NAME=Default</text:span></text:p>
      <text:p text:style-name="Preformatted_20_Text"><text:span text:style-name="Source_20_Text">APPLICATION_REFERENCE=default</text:span></text:p>
      <text:p text:style-name="Preformatted_20_Text"><text:span text:style-name="Source_20_Text">APPLICATION_DOMAIN=localhost</text:span></text:p>
      <text:p text:style-name="Preformatted_20_Text"><text:span text:style-name="Source_20_Text">ADMIN_EMAIL=ryan@pyrocms.com</text:span></text:p>
      <text:p text:style-name="Preformatted_20_Text"><text:span text:style-name="Source_20_Text">ADMIN_USERNAME=admin</text:span></text:p>
      <text:p text:style-name="Preformatted_20_Text"><text:span text:style-name="Source_20_Text">ADMIN_PASSWORD=password</text:span></text:p>
      <text:p text:style-name="Preformatted_20_Text"><text:span text:style-name="Source_20_Text">LOCALE=en</text:span></text:p>
      <text:p text:style-name="P1"><text:span text:style-name="Source_20_Text">TIMEZONE=America/Chicago</text:span></text:p>
      <text:p text:style-name="Quotations">The APP_KEY must be exactly 32 characters in length.</text:p>
      <text:p text:style-name="Text_20_body">Then run the installer and indicate that the system is ready to install:</text:p>
      <text:p text:style-name="P1"><text:span text:style-name="Source_20_Text">php artisan install --ready</text:span></text:p>
      <text:h text:style-name="Heading_20_3" text:outline-level="3"><text:bookmark text:name="using-the-curl-installer"/>Using the cURL Installer</text:h>
      <text:p text:style-name="Text_20_body">PyroCMS also comes with a cURL installer you can use by executing the following CLI command:</text:p>
      <text:p text:style-name="P1"><text:span text:style-name="Source_20_Text">curl -L --max-redirs 100 "http://example.com/installer/process?database_driver=mysql&amp;database_host=localhost&amp;database_name=workbench&amp;database_username=root&amp;database_password=root&amp;admin_username=admin&amp;admin_email=ryan%40pyrocms.com&amp;admin_password=password&amp;application_name=Default&amp;application_reference=default&amp;application_domain=workbench.local%3A8888&amp;application_locale=en&amp;application_timezone=UTC&amp;action=install"</text:span></text:p>
      <text:p text:style-name="Text_20_body">If desired you can make a browser request to the same URL and append <text:span text:style-name="Source_20_Text">&amp;verbose=true</text:span> to load the installer directly without the wizard.</text:p>
      <text:h text:style-name="Heading_20_2" text:outline-level="2"><text:bookmark text:name="post-installation"/>Post Installation</text:h>
      <text:h text:style-name="Heading_20_3" text:outline-level="3"><text:bookmark text:name="accessing-the-control-panel"/>Accessing the Control Panel</text:h>
      <text:p text:style-name="Text_20_body">Once installed you will be able to access the control panel as well as view the front-end of your website.</text:p>
      <text:p text:style-name="Text_20_body"><text:a xlink:type="simple" xlink:href="https://pyrocms.com/documentation/pyrocms/3.9/the-basics/control-panel#accessing-the-control-panel" text:style-name="Internet_20_link" text:visited-style-name="Visited_20_Internet_20_Link">Control Panel Basics</text:a></text:p>
      <text:h text:style-name="Heading_20_3" text:outline-level="3"><text:bookmark text:name="removing-the-installer"/>Removing the Installer</text:h>
      <text:p text:style-name="Text_20_body">Upon logging in the first time after installation you will notice the suggestion to delete the Installer module. To do this simply remove the <text:span text:style-name="Source_20_Text">"anomaly/installer-module"</text:span> requirement from your project's <text:span text:style-name="Source_20_Text">composer.json</text:span> file and run <text:span text:style-name="Source_20_Text">composer update</text:span>.</text:p>
      <text:p text:style-name="Text_20_body">If you are not using composer going forward you can simply delete <text:span text:style-name="Source_20_Text">/vendor/anomaly/installer-module</text:span> from your PyroCMS installation though it's a good idea to still delete it from your <text:span text:style-name="Source_20_Text">composer.json</text:span> file as well.</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9T06:28:48.288459938</meta:creation-date>
    <dc:date>2021-04-29T06:30:36.936305808</dc:date>
    <meta:editing-duration>PT1M50S</meta:editing-duration>
    <meta:editing-cycles>1</meta:editing-cycles>
    <meta:generator>LibreOffice/6.4.7.2$Linux_X86_64 LibreOffice_project/40$Build-2</meta:generator>
    <meta:document-statistic meta:table-count="0" meta:image-count="0" meta:object-count="0" meta:page-count="3" meta:paragraph-count="79" meta:word-count="628" meta:character-count="4585" meta:non-whitespace-character-count="4039"/>
  </office:meta>
</office:document-meta>
</file>